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9966" draw:fill="solid" draw:fill-color="#ffd32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color="#ff9966" draw:fill="solid" draw:fill-color="#ffffcc" draw:opacity="100%" draw:textarea-horizontal-align="justify" draw:textarea-vertical-align="middle" draw:auto-grow-height="false" fo:min-height="12.926cm" fo:min-width="39.712cm" draw:shadow-opacity="100%"/>
    </style:style>
    <style:style style:name="gr3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fo:min-height="10.926cm" fo:min-width="38.728cm" draw:shadow-opacity="100%"/>
    </style:style>
    <style:style style:name="gr4" style:family="graphic" style:parent-style-name="standard">
      <style:graphic-properties draw:stroke="soli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fo:min-height="1.782cm" fo:min-width="38.616cm" draw:shadow-opacity="100%"/>
    </style:style>
    <style:style style:name="gr7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fo:min-height="1.782cm" fo:min-width="37.68cm" draw:shadow-opacity="100%"/>
    </style:style>
    <style:style style:name="gr8" style:family="graphic" style:parent-style-name="standard">
      <style:graphic-properties draw:stroke="solid" svg:stroke-color="#eb613d" draw:fill="solid" draw:fill-color="#ffebd1" draw:opacity="100%" draw:textarea-horizontal-align="justify" draw:textarea-vertical-align="middle" draw:auto-grow-height="false" fo:min-height="6.354cm" fo:min-width="20.365cm" draw:shadow-opacity="100%"/>
    </style:style>
    <style:style style:name="gr9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fo:min-height="0.766cm" fo:min-width="5.131cm" draw:shadow-opacity="100%"/>
    </style:style>
    <style:style style:name="gr10" style:family="graphic" style:parent-style-name="standard">
      <style:graphic-properties draw:fill="solid" draw:fill-color="#c0c0c0" draw:opacity="100%" draw:textarea-horizontal-align="justify" draw:textarea-vertical-align="middle" draw:auto-grow-height="false" fo:min-height="0.766cm" fo:min-width="5.131cm" draw:shadow-opacity="100%"/>
    </style:style>
    <style:style style:name="gr11" style:family="graphic" style:parent-style-name="standard">
      <style:graphic-properties draw:stroke="solid" svg:stroke-color="#eb613d" draw:fill="solid" draw:fill-color="#ffebd1" draw:opacity="100%" draw:textarea-horizontal-align="justify" draw:textarea-vertical-align="middle" draw:auto-grow-height="false" fo:min-height="6.354cm" fo:min-width="16.445cm" draw:shadow-opacity="100%"/>
    </style:style>
    <style:style style:name="gr12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fo:min-height="0.766cm" fo:min-width="11.407cm" draw:shadow-opacity="100%"/>
    </style:style>
    <style:style style:name="gr13" style:family="graphic" style:parent-style-name="standard">
      <style:graphic-properties draw:fill="solid" draw:fill-color="#c0c0c0" draw:opacity="100%" draw:textarea-horizontal-align="justify" draw:textarea-vertical-align="middle" draw:auto-grow-height="false" fo:min-height="0.766cm" fo:min-width="11.407cm" draw:shadow-opacity="100%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d320" draw:opacity="50%"/>
      <style:paragraph-properties fo:text-align="start"/>
    </style:style>
    <style:style style:name="P3" style:family="paragraph">
      <loext:graphic-properties draw:fill="solid" draw:fill-color="#ffffcc" draw:opacity="100%"/>
      <style:paragraph-properties fo:text-align="start"/>
    </style:style>
    <style:style style:name="P4" style:family="paragraph">
      <loext:graphic-properties draw:fill="solid" draw:fill-color="#ffcc99" draw:opacity="100%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cc" draw:opacity="100%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solid" draw:fill-color="#ffebd1" draw:opacity="100%"/>
      <style:paragraph-properties fo:text-align="start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c0c0c0" draw:opacity="100%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1.148cm" svg:height="21.368cm" svg:x="-0.112cm" svg:y="0.075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0.212cm" svg:height="13.176cm" svg:x="0.428cm" svg:y="1.123cm">
          <text:p text:style-name="P1">Agent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9.228cm" svg:height="11.176cm" svg:x="0.904cm" svg:y="2.615cm">
          <text:p text:style-name="P1">Backend Modu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0.132cm" svg:height="3.556cm" svg:x="0.396cm" svg:y="14.807cm">
          <text:p text:style-name="P1">Core Modules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2.512cm" svg:height="2.032cm" svg:x="0.396cm" svg:y="18.871cm">
          <text:p text:style-name="P5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9.116cm" svg:height="2.032cm" svg:x="0.916cm" svg:y="15.748cm">
          <text:p text:style-name="P5"><text:span text:style-name="T1">Dynamic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8.18cm" svg:height="2.032cm" svg:x="1.444cm" svg:y="11.239cm">
          <text:p text:style-name="P5">Dynamic Field 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112cm" svg:height="2.032cm" svg:x="33.416cm" svg:y="18.871cm">
          <text:p text:style-name="P5">Configuration Fil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9" draw:layer="layout" svg:width="20.865cm" svg:height="6.604cm" svg:x="1.524cm" svg:y="3.915cm">
            <text:p text:style-name="P1">Dynamic Field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9.249cm" svg:y="5.947cm">
            <text:p text:style-name="P5"><text:span text:style-name="T2">Text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15.819cm" svg:y="5.947cm">
            <text:p text:style-name="P5"><text:span text:style-name="T2">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2.679cm" svg:y="7.471cm">
            <text:p text:style-name="P5"><text:span text:style-name="T2">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9.249cm" svg:y="7.471cm">
            <text:p text:style-name="P5"><text:span text:style-name="T2">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15.819cm" svg:y="7.471cm">
            <text:p text:style-name="P5"><text:span text:style-name="T2">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5.631cm" svg:height="1.016cm" svg:x="2.679cm" svg:y="8.995cm">
            <text:p text:style-name="P5"><text:span text:style-name="T2">Date/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5.631cm" svg:height="1.016cm" svg:x="9.249cm" svg:y="8.995cm">
            <text:p text:style-name="P5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5.631cm" svg:height="1.016cm" svg:x="2.679cm" svg:y="5.947cm">
            <text:p text:style-name="P5"><text:span text:style-name="T2">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9" draw:layer="layout" svg:width="16.945cm" svg:height="6.604cm" svg:x="22.679cm" svg:y="3.879cm">
            <text:p text:style-name="P1">Object Type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1.907cm" svg:height="1.016cm" svg:x="25.335cm" svg:y="5.911cm">
            <text:p text:style-name="P5"><text:span text:style-name="T2">Ti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1.907cm" svg:height="1.016cm" svg:x="25.335cm" svg:y="7.435cm">
            <text:p text:style-name="P5"><text:span text:style-name="T2">Artic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11.907cm" svg:height="1.016cm" svg:x="25.335cm" svg:y="8.959cm">
            <text:p text:style-name="P5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199cm" fo:page-height="21.3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ernando Rodríguez</meta:initial-creator>
    <meta:creation-date>2012-03-12T15:02:30</meta:creation-date>
    <dc:date>2019-02-21T11:50:24.368884047</dc:date>
    <meta:editing-duration>PT20H26M40S</meta:editing-duration>
    <meta:editing-cycles>14</meta:editing-cycles>
    <meta:generator>LibreOffice/6.0.7.3$MacOSX_X86_64 LibreOffice_project/dc89aa7a9eabfd848af146d5086077aeed2ae4a5</meta:generator>
    <meta:document-statistic meta:object-count="23"/>
  </office:meta>
</office:document-meta>
</file>